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line-height="100%" fo:orphans="0" fo:widows="0" fo:padding="0in" fo:border="none" style:shadow="none" style:join-border="false"/>
      <style:text-properties officeooo:paragraph-rsid="000afb1c"/>
    </style:style>
    <style:style style:name="P2" style:family="paragraph" style:parent-style-name="List_20_Paragraph" style:list-style-name="WWNum2">
      <style:paragraph-properties fo:line-height="100%" fo:orphans="0" fo:widows="0" fo:padding="0in" fo:border="none" style:shadow="none" style:join-border="false"/>
      <style:text-properties officeooo:rsid="000afb1c" officeooo:paragraph-rsid="000afb1c"/>
    </style:style>
    <style:style style:name="P3" style:family="paragraph" style:parent-style-name="List_20_Paragraph" style:list-style-name="WWNum2">
      <style:paragraph-properties fo:margin-left="0in" fo:margin-right="0in" fo:line-height="100%" fo:orphans="0" fo:widows="0" fo:text-indent="0in" style:auto-text-indent="false" fo:padding="0in" fo:border="none" style:shadow="none" style:join-border="false"/>
      <style:text-properties style:text-underline-style="solid" style:text-underline-width="auto" style:text-underline-color="font-color" fo:font-weight="bold" officeooo:rsid="000afb1c" officeooo:paragraph-rsid="000afb1c" style:font-weight-asian="bold" style:font-weight-complex="bold"/>
    </style:style>
    <style:style style:name="P4" style:family="paragraph" style:parent-style-name="List_20_Paragraph" style:list-style-name="WWNum2">
      <style:paragraph-properties fo:line-height="100%" fo:orphans="0" fo:widows="0" fo:padding="0in" fo:border="none" style:shadow="none" style:join-border="false"/>
      <style:text-properties officeooo:rsid="000b5784" officeooo:paragraph-rsid="000b5784"/>
    </style:style>
    <style:style style:name="P5" style:family="paragraph" style:parent-style-name="List_20_Paragraph" style:list-style-name="WWNum2">
      <style:paragraph-properties fo:line-height="100%" fo:orphans="0" fo:widows="0" fo:padding="0in" fo:border="none" style:shadow="none" style:join-border="false"/>
      <style:text-properties officeooo:rsid="000c1f2f" officeooo:paragraph-rsid="000c1f2f"/>
    </style:style>
    <style:style style:name="P6" style:family="paragraph" style:parent-style-name="List_20_Paragraph" style:list-style-name="WWNum2">
      <style:paragraph-properties fo:line-height="100%" fo:orphans="0" fo:widows="0" fo:padding="0in" fo:border="none" style:shadow="none" style:join-border="false"/>
      <style:text-properties fo:font-style="italic" officeooo:rsid="000c1f2f" officeooo:paragraph-rsid="000c1f2f" style:font-style-asian="italic" style:font-style-complex="italic"/>
    </style:style>
    <style:style style:name="P7" style:family="paragraph" style:parent-style-name="List_20_Paragraph" style:list-style-name="WWNum2">
      <style:paragraph-properties fo:margin-left="0in" fo:margin-right="0in" fo:line-height="100%" fo:orphans="0" fo:widows="0" fo:text-indent="0in" style:auto-text-indent="false" fo:padding="0in" fo:border="none" style:shadow="none" style:join-border="false"/>
      <style:text-properties fo:font-style="italic" officeooo:rsid="000c1f2f" officeooo:paragraph-rsid="000c1f2f" style:font-style-asian="italic" style:font-style-complex="italic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officeooo:rsid="000855c4" style:font-name-complex="Calibri1"/>
    </style:style>
    <style:style style:name="T3" style:family="text">
      <style:text-properties style:font-name="Calibri" officeooo:rsid="000afb1c" style:font-name-complex="Calibri1"/>
    </style:style>
    <style:style style:name="T4" style:family="text">
      <style:text-properties style:font-name="Calibri" officeooo:rsid="000c1f2f" style:font-name-complex="Calibri1"/>
    </style:style>
    <style:style style:name="T5" style:family="text">
      <style:text-properties style:font-name="Calibri" fo:font-weight="bold" style:font-weight-asian="bold" style:font-name-complex="Calibri1" style:font-weight-complex="bold"/>
    </style:style>
    <style:style style:name="T6" style:family="text">
      <style:text-properties style:font-name="Calibri" fo:font-style="normal" style:font-style-asian="normal" style:font-name-complex="Calibri1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43864301" text:style-name="WWNum2">
        <text:list-header>
          <text:p text:style-name="P3"><text:span text:style-name="T1">Success Criteria</text:span></text:p>
        </text:list-header>
        <text:list-item>
          <text:p text:style-name="P1"><text:span text:style-name="T1">The system will present a menu to the user with the following option</text:span><text:span text:style-name="T2">s</text:span><text:span text:style-name="T1">: </text:span></text:p>
          <text:list>
            <text:list-item>
              <text:p text:style-name="P2"><text:span text:style-name="T2">p</text:span><text:span text:style-name="T1">lay a new game</text:span></text:p>
            </text:list-item>
            <text:list-item>
              <text:p text:style-name="P2"><text:span text:style-name="T1">resume a game</text:span></text:p>
            </text:list-item>
            <text:list-item>
              <text:p text:style-name="P2"><text:span text:style-name="T1">read the instructions</text:span></text:p>
            </text:list-item>
            <text:list-item>
              <text:p text:style-name="P2"><text:span text:style-name="T1">quit the game</text:span></text:p>
            </text:list-item>
          </text:list>
        </text:list-item>
        <text:list-item>
          <text:p text:style-name="P1"><text:span text:style-name="T2">I</text:span><text:span text:style-name="T3">f you want to play a new game, the program should:</text:span></text:p>
          <text:list>
            <text:list-item>
              <text:p text:style-name="P2"><text:span text:style-name="T1">prompt the player to enter coordinates for each boat</text:span></text:p>
            </text:list-item>
            <text:list-item>
              <text:p text:style-name="P2"><text:span text:style-name="T1">check if a boat has already been placed there</text:span></text:p>
            </text:list-item>
            <text:list-item>
              <text:p text:style-name="P2"><text:span text:style-name="T1">display each boat on the grid</text:span></text:p>
            </text:list-item>
            <text:list-item>
              <text:p text:style-name="P2"><text:span text:style-name="T1">only allow the user to enter five locations</text:span></text:p>
            </text:list-item>
          </text:list>
        </text:list-item>
        <text:list-item>
          <text:p text:style-name="P2"><text:span text:style-name="T1">Make the program select five unique random locations for the computer’s board – this shouldn’t be shown to the user</text:span></text:p>
        </text:list-item>
        <text:list-item>
          <text:p text:style-name="P4"><text:span text:style-name="T1">Develop the part of the program that displays </text:span><text:span text:style-name="T4">the game</text:span><text:span text:style-name="T1"> board to the user</text:span></text:p>
        </text:list-item>
        <text:list-item>
          <text:p text:style-name="P4"><text:span text:style-name="T1">Allow the </text:span><text:span text:style-name="T5">player</text:span><text:span text:style-name="T1"> to make their turn:</text:span></text:p>
          <text:list>
            <text:list-item>
              <text:p text:style-name="P4"><text:span text:style-name="T1">prompt for target coordinates (not allowed to select same ones twice)</text:span></text:p>
            </text:list-item>
            <text:list-item>
              <text:p text:style-name="P4"><text:span text:style-name="T1">check if the target is a hit or a miss</text:span></text:p>
              <text:list>
                <text:list-item>
                  <text:p text:style-name="P5"><text:span text:style-name="T1">if the target is a hit then H should be displayed on the game board</text:span></text:p>
                </text:list-item>
                <text:list-item>
                  <text:p text:style-name="P5"><text:span text:style-name="T1">if the target is a miss then M should be displayed on the game board</text:span></text:p>
                </text:list-item>
              </text:list>
            </text:list-item>
          </text:list>
        </text:list-item>
        <text:list-item>
          <text:p text:style-name="P5"><text:span text:style-name="T1">Allow the </text:span><text:span text:style-name="T5">computer</text:span><text:span text:style-name="T1"> to make their turn:</text:span></text:p>
          <text:list>
            <text:list-item>
              <text:p text:style-name="P5"><text:span text:style-name="T1">randomly generate target coordinates (can’t select same coordinates twice)</text:span></text:p>
            </text:list-item>
            <text:list-item>
              <text:p text:style-name="P5"><text:span text:style-name="T1">display chosen coordinates to player</text:span></text:p>
            </text:list-item>
            <text:list-item>
              <text:p text:style-name="P5"><text:span text:style-name="T1">check if hit or miss:</text:span></text:p>
              <text:list>
                <text:list-item>
                  <text:p text:style-name="P5"><text:span text:style-name="T1">if hit then H should replace the B</text:span></text:p>
                </text:list-item>
                <text:list-item>
                  <text:p text:style-name="P5"><text:span text:style-name="T1">if miss then “miss” should be displayed to the player</text:span></text:p>
                </text:list-item>
              </text:list>
            </text:list-item>
          </text:list>
        </text:list-item>
        <text:list-item>
          <text:p text:style-name="P5"><text:span text:style-name="T1">Continue playing the game until there is a winner – the game ends when either the computer’s or player’s boats have all been destroyed. The winner should be displayed to the player.</text:span></text:p>
        </text:list-item>
        <text:list-item>
          <text:p text:style-name="P6"><text:span text:style-name="T1">Challenge tasks: </text:span><text:span text:style-name="T6">allow the player to save their progress to a file (save after each turn and if the user quits the game)</text:span></text:p>
        </text:list-item>
        <text:list-item>
          <text:p text:style-name="P6"><text:span text:style-name="T6">Add a resume game option – load the game board from the file</text:span></text:p>
        </text:list-item>
        <text:list-item>
          <text:p text:style-name="P6"><text:span text:style-name="T1">Further challenge tasks: </text:span><text:span text:style-name="T6">Add different boats:</text:span></text:p>
          <text:list>
            <text:list-item>
              <text:p text:style-name="P6"><text:span text:style-name="T6">three categories:</text:span></text:p>
              <text:list>
                <text:list-item>
                  <text:p text:style-name="P6"><text:span text:style-name="T6">2 x Destroyers (1 cell)</text:span></text:p>
                </text:list-item>
                <text:list-item>
                  <text:p text:style-name="P6"><text:span text:style-name="T6">2x Submarines (2 cells)</text:span></text:p>
                </text:list-item>
                <text:list-item>
                  <text:p text:style-name="P6"><text:span text:style-name="T6">1x Carrier (3 cells)</text:span></text:p>
                </text:list-item>
              </text:list>
            </text:list-item>
            <text:list-item>
              <text:p text:style-name="P6"><text:span text:style-name="T6">they can be placed horizontally or vertically</text:span></text:p>
            </text:list-item>
          </text:list>
        </text:list-item>
        <text:list-item>
          <text:p text:style-name="P6"><text:span text:style-name="T6">Add hit miss and sunken – only sunken if all cells have been hit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"><text:span text:style-name="T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4:41:38.423907127</meta:creation-date>
    <dc:date>2022-12-07T15:15:50.066040526</dc:date>
    <meta:editing-duration>PT2M50S</meta:editing-duration>
    <meta:editing-cycles>1</meta:editing-cycles>
    <meta:document-statistic meta:table-count="0" meta:image-count="0" meta:object-count="0" meta:page-count="1" meta:paragraph-count="34" meta:word-count="346" meta:character-count="1761" meta:non-whitespace-character-count="1477"/>
    <meta:generator>LibreOffice/7.3.5.2$Linux_X86_64 LibreOffice_project/30$Build-2</meta:generator>
  </office:meta>
</office:document-meta>
</file>